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text-properties style:text-underline-style="none" style:language-asian="zh" style:country-asian="CN"/>
    </style:style>
    <style:style style:name="P3" style:family="paragraph" style:parent-style-name="Standard">
      <style:text-properties style:text-underline-style="none" style:language-asian="zh" style:country-asian="CN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、前言</text:p>
      <text:p text:style-name="P1"><text:tab/>本文描述C语言实现的数据结构，主要以https://github.com/fragglet/c-algorithms实现的为基础，进行抽离。</text:p>
      <text:p text:style-name="P1"/>
      <text:p text:style-name="P1">2、内存操作钩子</text:p>
      <text:p text:style-name="P1"><text:tab/><text:span text:style-name="T1">重写了malloc、free、realloc、calloc和strdup。并在每一块buffer前放置了header，fresh的buffer用magic number进行填充，释放后的buffer也进行了标记。并对总共申请的buffer的bytes数进行了统计，并对申请次数进行限制。</text:span></text:p>
      <text:p text:style-name="P2"><text:tab/>所有的这一切，保证了内存使用的明确性，并可以一定程度统计内存的使用情况。</text:p>
      <text:p text:style-name="P2"><text:tab/>缺点是：如果所有的代码都是自开发的话，那么可以管理所有的内存操作，但如果涉及第三方库，则无能为力。</text:p>
      <text:p text:style-name="P2"/>
      <text:p text:style-name="P2">3、单元测试</text:p>
      <text:p text:style-name="P2"><text:tab/>对于各个函数组织成一个函数列表，然后放在main函数中，统一执行。</text:p>
      <text:p text:style-name="P2"><text:tab/>实现原理是函数指针数组。</text:p>
      <text:p text:style-name="P2"/>
      <text:p text:style-name="P2">4、各个数据结构</text:p>
      <text:p text:style-name="P2"><text:tab/>list：链表, 各元素间通过指针链接。头指针代表链表，遍历和随机访问能力不如vector和数组快。双向链表。</text:p>
      <text:p text:style-name="P2"><text:tab/>queue：队列。先进先出，底层实现可能是通过list。</text:p>
      <text:p text:style-name="P2"><text:tab/>set：不允许重复数据，list允许。</text:p>
      <text:p text:style-name="P2"><text:tab/>slist：单向链表。</text:p>
      <text:p text:style-name="P2"><text:s text:c="11"/>ArrayList：自动调整大小的数组。</text:p>
      <text:p text:style-name="P2"><text:tab/>hash表：</text:p>
      <text:p text:style-name="P2"><text:tab/>hash函数：</text:p>
      <text:p text:style-name="P2"><text:tab/>二叉堆：完全二叉树。父节点的值大于等于或小于等于任何一个子节点的键值，并且左子树或者右子树也是二叉堆。合并二叉堆的复杂度较高。</text:p>
      <text:p text:style-name="P2"><text:tab/>二项堆：类似于二叉堆的结构，与其相比二项堆的优势在于可以快速合并两个二项堆。</text:p>
      <text:p text:style-name="P2"><text:tab/>avl树：</text:p>
      <text:p text:style-name="P2"><text:tab/>bloom-filter：二进制向量数据结构，具有很好的空间和时间效率，被用来检测一个元素是不是集合中的一个成员。每个检测请求返回有“在集合内（可能错误）”和“不在集合内（绝对不在集合内）”两种情况，可见Bloom filter是牺牲了正确率和时间以节省空间。</text:p>
      <text:p text:style-name="P2"><text:tab/>rb树：</text:p>
      <text:p text:style-name="P2"><text:tab/>tire树：</text:p>
      <text:p text:style-name="P2"><text:tab/>CircleArray：固定长度的数组，并循环进行读写。保存的是各个元素的指针。</text:p>
      <text:p text:style-name="P2"><text:tab/></text:p>
      <text:p text:style-name="P2"><text:tab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8DT2H43M51S</meta:editing-duration>
    <meta:editing-cycles>52</meta:editing-cycles>
    <meta:generator>OpenOffice/4.1.0$Win32 OpenOffice.org_project/410m18$Build-9764</meta:generator>
    <dc:date>2016-07-25T14:49:17.94</dc:date>
    <dc:creator>wei li</dc:creator>
    <meta:document-statistic meta:table-count="0" meta:image-count="0" meta:object-count="0" meta:page-count="1" meta:paragraph-count="26" meta:word-count="616" meta:character-count="833"/>
    <meta:user-defined meta:name="Info 1"/>
    <meta:user-defined meta:name="Info 2"/>
    <meta:user-defined meta:name="Info 3"/>
    <meta:user-defined meta:name="Info 4"/>
  </office:meta>
</office:document-meta>
</file>